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8pt" officeooo:rsid="0002496b" officeooo:paragraph-rsid="0002496b" style:font-size-asian="18pt" style:font-size-complex="18pt"/>
    </style:style>
    <style:style style:name="P2" style:family="paragraph" style:parent-style-name="Standard">
      <style:paragraph-properties fo:text-align="justify" style:justify-single-word="false"/>
      <style:text-properties fo:font-size="18pt" officeooo:rsid="0002496b" officeooo:paragraph-rsid="000342dc" style:font-size-asian="18pt" style:font-size-complex="18pt"/>
    </style:style>
    <style:style style:name="P3" style:family="paragraph" style:parent-style-name="Standard">
      <style:paragraph-properties fo:text-align="justify" style:justify-single-word="false"/>
      <style:text-properties fo:font-size="18pt" officeooo:rsid="000bf784" officeooo:paragraph-rsid="000bf784" style:font-size-asian="18pt" style:font-size-complex="18pt"/>
    </style:style>
    <style:style style:name="P4" style:family="paragraph" style:parent-style-name="Standard">
      <style:paragraph-properties fo:text-align="justify" style:justify-single-word="false"/>
      <style:text-properties fo:font-size="18pt" officeooo:rsid="000dacdc" officeooo:paragraph-rsid="000dacdc" style:font-size-asian="18pt" style:font-size-complex="18pt"/>
    </style:style>
    <style:style style:name="P5" style:family="paragraph" style:parent-style-name="Standard">
      <style:paragraph-properties fo:text-align="justify" style:justify-single-word="false"/>
      <style:text-properties fo:font-size="18pt" officeooo:rsid="000f30a2" officeooo:paragraph-rsid="000f30a2" style:font-size-asian="18pt" style:font-size-complex="18pt"/>
    </style:style>
    <style:style style:name="P6" style:family="paragraph" style:parent-style-name="Standard">
      <style:paragraph-properties fo:text-align="justify" style:justify-single-word="false"/>
      <style:text-properties fo:font-size="18pt" officeooo:rsid="00104f31" officeooo:paragraph-rsid="00104f31" style:font-size-asian="18pt" style:font-size-complex="18pt"/>
    </style:style>
    <style:style style:name="P7" style:family="paragraph" style:parent-style-name="Standard">
      <style:paragraph-properties fo:text-align="justify" style:justify-single-word="false"/>
      <style:text-properties fo:font-size="18pt" fo:font-weight="bold" officeooo:rsid="0002496b" officeooo:paragraph-rsid="0002496b"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size="18pt" fo:font-weight="bold" officeooo:rsid="0008d743" officeooo:paragraph-rsid="0008d743"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8pt" fo:font-weight="normal" officeooo:rsid="0008d743" officeooo:paragraph-rsid="0008d743" style:font-size-asian="18pt" style:font-weight-asian="normal" style:font-size-complex="18pt" style:font-weight-complex="normal"/>
    </style:style>
    <style:style style:name="P10" style:family="paragraph" style:parent-style-name="Standard">
      <style:paragraph-properties fo:text-align="justify" style:justify-single-word="false"/>
      <style:text-properties fo:font-size="18pt" fo:font-style="italic" officeooo:rsid="00142b54" officeooo:paragraph-rsid="00142b54" style:font-size-asian="18pt" style:font-style-asian="italic" style:font-size-complex="18pt" style:font-style-complex="italic"/>
    </style:style>
    <style:style style:name="P11" style:family="paragraph" style:parent-style-name="Standard">
      <style:paragraph-properties fo:text-align="justify" style:justify-single-word="false"/>
      <style:text-properties fo:font-size="18pt" fo:font-style="italic" officeooo:rsid="0016b797" officeooo:paragraph-rsid="0016b797" style:font-size-asian="18pt" style:font-style-asian="italic" style:font-size-complex="18pt" style:font-style-complex="italic"/>
    </style:style>
    <style:style style:name="P12" style:family="paragraph" style:parent-style-name="Standard">
      <style:paragraph-properties fo:text-align="justify" style:justify-single-word="false"/>
      <style:text-properties fo:font-size="18pt" fo:font-style="italic" officeooo:rsid="00190633" officeooo:paragraph-rsid="00190633" style:font-size-asian="18pt" style:font-style-asian="italic" style:font-size-complex="18pt" style:font-style-complex="italic"/>
    </style:style>
    <style:style style:name="P13" style:family="paragraph" style:parent-style-name="Standard">
      <style:paragraph-properties fo:text-align="justify" style:justify-single-word="false"/>
      <style:text-properties fo:color="#c9211e" fo:font-size="18pt" officeooo:rsid="0010b915" officeooo:paragraph-rsid="0010b915" style:font-size-asian="18pt" style:font-size-complex="18pt"/>
    </style:style>
    <style:style style:name="P14" style:family="paragraph" style:parent-style-name="Standard">
      <style:paragraph-properties fo:text-align="justify" style:justify-single-word="false"/>
      <style:text-properties fo:color="#c9211e" fo:font-size="18pt" officeooo:rsid="0012a891" officeooo:paragraph-rsid="0012a891" style:font-size-asian="18pt" style:font-size-complex="18pt"/>
    </style:style>
    <style:style style:name="P15" style:family="paragraph" style:parent-style-name="Standard">
      <style:paragraph-properties fo:text-align="justify" style:justify-single-word="false"/>
      <style:text-properties fo:color="#c9211e" fo:font-size="18pt" officeooo:rsid="00104f31" officeooo:paragraph-rsid="00104f31" style:font-size-asian="18pt" style:font-size-complex="18pt"/>
    </style:style>
    <style:style style:name="P16" style:family="paragraph" style:parent-style-name="Standard">
      <style:paragraph-properties fo:text-align="justify" style:justify-single-word="false"/>
      <style:text-properties fo:color="#127622" fo:font-size="18pt" officeooo:rsid="0012a891" officeooo:paragraph-rsid="0012a891" style:font-size-asian="18pt" style:font-size-complex="18pt"/>
    </style:style>
    <style:style style:name="P17" style:family="paragraph" style:parent-style-name="Standard">
      <style:paragraph-properties fo:text-align="justify" style:justify-single-word="false"/>
      <style:text-properties fo:color="#2a6099" fo:font-size="18pt" officeooo:rsid="00140230" officeooo:paragraph-rsid="00140230" style:font-size-asian="18pt" style:font-size-complex="18pt"/>
    </style:style>
    <style:style style:name="P18" style:family="paragraph" style:parent-style-name="Standard">
      <style:paragraph-properties fo:text-align="justify" style:justify-single-word="false"/>
      <style:text-properties fo:font-size="14pt" fo:font-style="normal" officeooo:rsid="0016b797" officeooo:paragraph-rsid="0016b797" style:font-size-asian="14pt" style:font-style-asian="normal" style:font-size-complex="14pt" style:font-style-complex="normal"/>
    </style:style>
    <style:style style:name="P19" style:family="paragraph" style:parent-style-name="Standard" style:list-style-name="L1">
      <style:paragraph-properties fo:text-align="justify" style:justify-single-word="false"/>
      <style:text-properties fo:font-size="18pt" officeooo:rsid="0002496b" officeooo:paragraph-rsid="0002496b" style:font-size-asian="18pt" style:font-size-complex="18pt"/>
    </style:style>
    <style:style style:name="P20" style:family="paragraph" style:parent-style-name="Standard">
      <style:paragraph-properties fo:text-align="justify" style:justify-single-word="false"/>
      <style:text-properties fo:font-size="18pt" fo:font-style="italic" officeooo:rsid="00142b54" officeooo:paragraph-rsid="00142b54" style:font-size-asian="18pt" style:font-style-asian="italic" style:font-size-complex="18pt" style:font-style-complex="italic"/>
    </style:style>
    <style:style style:name="P21" style:family="paragraph" style:parent-style-name="Standard">
      <style:paragraph-properties fo:text-align="justify" style:justify-single-word="false"/>
      <style:text-properties fo:font-size="18pt" fo:font-style="italic" officeooo:rsid="00190633" officeooo:paragraph-rsid="00190633" style:font-size-asian="18pt" style:font-style-asian="italic" style:font-size-complex="18pt" style:font-style-complex="italic"/>
    </style:style>
    <style:style style:name="P22" style:family="paragraph" style:parent-style-name="Standard">
      <style:paragraph-properties fo:text-align="justify" style:justify-single-word="false"/>
      <style:text-properties fo:font-size="18pt" fo:font-style="italic" officeooo:rsid="001f97de" officeooo:paragraph-rsid="001f97de" style:font-size-asian="18pt" style:font-style-asian="italic" style:font-size-complex="18pt" style:font-style-complex="italic"/>
    </style:style>
    <style:style style:name="P23" style:family="paragraph" style:parent-style-name="Standard">
      <style:paragraph-properties fo:text-align="justify" style:justify-single-word="false"/>
      <style:text-properties fo:font-size="18pt" fo:font-style="italic" officeooo:rsid="00216584" officeooo:paragraph-rsid="00216584" style:font-size-asian="18pt" style:font-style-asian="italic" style:font-size-complex="18pt" style:font-style-complex="italic"/>
    </style:style>
    <style:style style:name="P24" style:family="paragraph" style:parent-style-name="Standard">
      <style:paragraph-properties fo:text-align="justify" style:justify-single-word="false"/>
      <style:text-properties fo:font-size="18pt" fo:font-style="italic" officeooo:rsid="0022bb60" officeooo:paragraph-rsid="0022bb60" style:font-size-asian="18pt" style:font-style-asian="italic" style:font-size-complex="18pt" style:font-style-complex="italic"/>
    </style:style>
    <style:style style:name="P25" style:family="paragraph" style:parent-style-name="Standard">
      <style:paragraph-properties fo:text-align="justify" style:justify-single-word="false"/>
      <style:text-properties fo:font-size="18pt" fo:font-style="italic" officeooo:rsid="0024f1d5" officeooo:paragraph-rsid="0024f1d5" style:font-size-asian="18pt" style:font-style-asian="italic" style:font-size-complex="18pt" style:font-style-complex="italic"/>
    </style:style>
    <style:style style:name="P26" style:family="paragraph" style:parent-style-name="Standard">
      <style:paragraph-properties fo:text-align="justify" style:justify-single-word="false"/>
      <style:text-properties fo:font-size="18pt" fo:font-style="italic" officeooo:rsid="00268981" officeooo:paragraph-rsid="00268981" style:font-size-asian="18pt" style:font-style-asian="italic" style:font-size-complex="18pt" style:font-style-complex="italic"/>
    </style:style>
    <style:style style:name="P27" style:family="paragraph" style:parent-style-name="Standard">
      <style:paragraph-properties fo:text-align="justify" style:justify-single-word="false"/>
      <style:text-properties fo:font-size="18pt" fo:font-style="italic" officeooo:rsid="0016b797" officeooo:paragraph-rsid="0016b797" style:font-size-asian="18pt" style:font-style-asian="italic" style:font-size-complex="18pt" style:font-style-complex="italic"/>
    </style:style>
    <style:style style:name="P28" style:family="paragraph" style:parent-style-name="Standard">
      <style:paragraph-properties fo:text-align="justify" style:justify-single-word="false"/>
      <style:text-properties fo:font-size="18pt" fo:font-style="italic" officeooo:rsid="00277b47" officeooo:paragraph-rsid="00277b47" style:font-size-asian="18pt" style:font-style-asian="italic" style:font-size-complex="18pt" style:font-style-complex="italic"/>
    </style:style>
    <style:style style:name="P29" style:family="paragraph" style:parent-style-name="Standard">
      <style:paragraph-properties fo:text-align="justify" style:justify-single-word="false"/>
      <style:text-properties fo:font-size="18pt" fo:font-style="italic" officeooo:rsid="00283a7b" officeooo:paragraph-rsid="00283a7b" style:font-size-asian="18pt" style:font-style-asian="italic" style:font-size-complex="18pt" style:font-style-complex="italic"/>
    </style:style>
    <style:style style:name="P30" style:family="paragraph" style:parent-style-name="Standard">
      <style:paragraph-properties fo:text-align="justify" style:justify-single-word="false"/>
      <style:text-properties fo:font-size="18pt" fo:font-style="italic" officeooo:rsid="0028d498" officeooo:paragraph-rsid="0028d498" style:font-size-asian="18pt" style:font-style-asian="italic" style:font-size-complex="18pt" style:font-style-complex="italic"/>
    </style:style>
    <style:style style:name="P31" style:family="paragraph" style:parent-style-name="Standard">
      <style:paragraph-properties fo:text-align="justify" style:justify-single-word="false"/>
      <style:text-properties fo:font-size="18pt" fo:font-style="italic" officeooo:rsid="0028d498" officeooo:paragraph-rsid="0029dcbf" style:font-size-asian="18pt" style:font-style-asian="italic" style:font-size-complex="18pt" style:font-style-complex="italic"/>
    </style:style>
    <style:style style:name="P32" style:family="paragraph" style:parent-style-name="Standard">
      <style:paragraph-properties fo:text-align="justify" style:justify-single-word="false"/>
      <style:text-properties fo:font-size="18pt" fo:font-style="italic" officeooo:rsid="0029dcbf" officeooo:paragraph-rsid="0029dcbf" style:font-size-asian="18pt" style:font-style-asian="italic" style:font-size-complex="18pt" style:font-style-complex="italic"/>
    </style:style>
    <style:style style:name="P33" style:family="paragraph" style:parent-style-name="Standard">
      <style:paragraph-properties fo:text-align="justify" style:justify-single-word="false"/>
      <style:text-properties fo:font-size="18pt" fo:font-style="italic" officeooo:rsid="002bdbc6" officeooo:paragraph-rsid="0029dcbf" style:font-size-asian="18pt" style:font-style-asian="italic" style:font-size-complex="18pt" style:font-style-complex="italic"/>
    </style:style>
    <style:style style:name="P34" style:family="paragraph" style:parent-style-name="Standard">
      <style:paragraph-properties fo:text-align="justify" style:justify-single-word="false"/>
      <style:text-properties fo:font-size="18pt" fo:font-style="normal" officeooo:rsid="002bdbc6" officeooo:paragraph-rsid="002bdbc6" style:font-size-asian="18pt" style:font-style-asian="normal" style:font-size-complex="18pt" style:font-style-complex="normal"/>
    </style:style>
    <style:style style:name="P35" style:family="paragraph" style:parent-style-name="Standard">
      <style:paragraph-properties fo:text-align="justify" style:justify-single-word="false"/>
      <style:text-properties fo:color="#c9211e" fo:font-size="18pt" fo:font-style="normal" officeooo:rsid="0029dcbf" officeooo:paragraph-rsid="0029dcbf" style:font-size-asian="18pt" style:font-style-asian="normal" style:font-size-complex="18pt" style:font-style-complex="normal"/>
    </style:style>
    <style:style style:name="P36" style:family="paragraph" style:parent-style-name="Standard">
      <style:paragraph-properties fo:text-align="justify" style:justify-single-word="false"/>
      <style:text-properties fo:color="#c9211e" fo:font-size="18pt" fo:font-style="normal" officeooo:rsid="002bdbc6" officeooo:paragraph-rsid="002bdbc6" style:font-size-asian="18pt" style:font-style-asian="normal" style:font-size-complex="18pt" style:font-style-complex="normal"/>
    </style:style>
    <style:style style:name="P37" style:family="paragraph" style:parent-style-name="Standard">
      <style:paragraph-properties fo:text-align="justify" style:justify-single-word="false"/>
      <style:text-properties fo:color="#c9211e" fo:font-size="11pt" officeooo:rsid="001c2c34" officeooo:paragraph-rsid="001c2c34" style:font-size-asian="11pt" style:font-size-complex="11pt"/>
    </style:style>
    <style:style style:name="P38" style:family="paragraph" style:parent-style-name="Standard">
      <style:paragraph-properties fo:text-align="justify" style:justify-single-word="false"/>
      <style:text-properties fo:color="#c9211e" fo:font-size="11pt" officeooo:rsid="001b4539" officeooo:paragraph-rsid="001b4539" style:font-size-asian="11pt" style:font-size-complex="11pt"/>
    </style:style>
    <style:style style:name="P39" style:family="paragraph" style:parent-style-name="Standard">
      <style:paragraph-properties fo:text-align="justify" style:justify-single-word="false"/>
      <style:text-properties fo:color="#c9211e" fo:font-size="11pt" officeooo:rsid="001b4539" officeooo:paragraph-rsid="001c2c34" style:font-size-asian="11pt" style:font-size-complex="11pt"/>
    </style:style>
    <style:style style:name="P40" style:family="paragraph" style:parent-style-name="Standard">
      <style:paragraph-properties fo:text-align="justify" style:justify-single-word="false"/>
      <style:text-properties fo:font-size="14pt" fo:font-style="normal" officeooo:rsid="001b4539" officeooo:paragraph-rsid="0016b797"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fo:font-size="14pt" fo:font-style="normal" officeooo:rsid="001b4539" officeooo:paragraph-rsid="001f97de"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fo:font-size="14pt" fo:font-style="normal" officeooo:rsid="00190633" officeooo:paragraph-rsid="001f97de"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color="#000000" fo:font-size="11pt" officeooo:rsid="001c2c34" officeooo:paragraph-rsid="001c2c34" style:font-size-asian="11pt" style:font-size-complex="11pt"/>
    </style:style>
    <style:style style:name="P44" style:family="paragraph" style:parent-style-name="Standard">
      <style:paragraph-properties fo:text-align="justify" style:justify-single-word="false"/>
      <style:text-properties fo:font-size="11pt" officeooo:rsid="001b4539" officeooo:paragraph-rsid="001b4539" style:font-size-asian="11pt" style:font-size-complex="11pt"/>
    </style:style>
    <style:style style:name="P45" style:family="paragraph" style:parent-style-name="Standard">
      <style:paragraph-properties fo:text-align="justify" style:justify-single-word="false"/>
      <style:text-properties fo:font-size="11pt" officeooo:rsid="001b4539" officeooo:paragraph-rsid="001b756f" style:font-size-asian="11pt" style:font-size-complex="11pt"/>
    </style:style>
    <style:style style:name="P46" style:family="paragraph" style:parent-style-name="Standard">
      <style:paragraph-properties fo:text-align="justify" style:justify-single-word="false"/>
      <style:text-properties fo:font-size="11pt" officeooo:rsid="001c2c34" officeooo:paragraph-rsid="001c2c34" style:font-size-asian="11pt" style:font-size-complex="11pt"/>
    </style:style>
    <style:style style:name="P47" style:family="paragraph" style:parent-style-name="Standard">
      <style:paragraph-properties fo:text-align="justify" style:justify-single-word="false"/>
      <style:text-properties fo:font-size="11pt" officeooo:rsid="001b756f" officeooo:paragraph-rsid="001b756f" style:font-size-asian="11pt" style:font-size-complex="11pt"/>
    </style:style>
    <style:style style:name="T1" style:family="text">
      <style:text-properties officeooo:rsid="000342dc"/>
    </style:style>
    <style:style style:name="T2" style:family="text">
      <style:text-properties officeooo:rsid="0007778f"/>
    </style:style>
    <style:style style:name="T3" style:family="text">
      <style:text-properties officeooo:rsid="0009a38a"/>
    </style:style>
    <style:style style:name="T4" style:family="text">
      <style:text-properties officeooo:rsid="0009be2d"/>
    </style:style>
    <style:style style:name="T5" style:family="text">
      <style:text-properties officeooo:rsid="000a5cc3"/>
    </style:style>
    <style:style style:name="T6" style:family="text">
      <style:text-properties officeooo:rsid="000b7775"/>
    </style:style>
    <style:style style:name="T7" style:family="text">
      <style:text-properties officeooo:rsid="001122d1"/>
    </style:style>
    <style:style style:name="T8" style:family="text">
      <style:text-properties officeooo:rsid="00140230"/>
    </style:style>
    <style:style style:name="T9" style:family="text">
      <style:text-properties officeooo:rsid="0014ed64"/>
    </style:style>
    <style:style style:name="T10" style:family="text">
      <style:text-properties officeooo:rsid="0016b797"/>
    </style:style>
    <style:style style:name="T11" style:family="text">
      <style:text-properties officeooo:rsid="0019d853"/>
    </style:style>
    <style:style style:name="T12" style:family="text">
      <style:text-properties officeooo:rsid="001b756f"/>
    </style:style>
    <style:style style:name="T13" style:family="text">
      <style:text-properties fo:color="#c9211e"/>
    </style:style>
    <style:style style:name="T14" style:family="text">
      <style:text-properties fo:color="#c9211e" officeooo:rsid="001b756f"/>
    </style:style>
    <style:style style:name="T15" style:family="text">
      <style:text-properties fo:color="#c9211e" officeooo:rsid="001c2c34"/>
    </style:style>
    <style:style style:name="T16" style:family="text">
      <style:text-properties officeooo:rsid="001c2c34"/>
    </style:style>
    <style:style style:name="T17" style:family="text">
      <style:text-properties officeooo:rsid="001ca0c4"/>
    </style:style>
    <style:style style:name="T18" style:family="text">
      <style:text-properties officeooo:rsid="001f97de"/>
    </style:style>
    <style:style style:name="T19" style:family="text">
      <style:text-properties officeooo:rsid="00216584"/>
    </style:style>
    <style:style style:name="T20" style:family="text">
      <style:text-properties officeooo:rsid="0022bb60"/>
    </style:style>
    <style:style style:name="T21" style:family="text">
      <style:text-properties officeooo:rsid="00268981"/>
    </style:style>
    <style:style style:name="T22" style:family="text">
      <style:text-properties officeooo:rsid="00277b47"/>
    </style:style>
    <style:style style:name="T23" style:family="text">
      <style:text-properties officeooo:rsid="00283a7b"/>
    </style:style>
    <style:style style:name="T24" style:family="text">
      <style:text-properties officeooo:rsid="0028d498"/>
    </style:style>
    <style:style style:name="T25" style:family="text">
      <style:text-properties officeooo:rsid="0029dcbf"/>
    </style:style>
    <style:style style:name="T26" style:family="text">
      <style:text-properties officeooo:rsid="002bdbc6"/>
    </style:style>
    <style:style style:name="T27" style:family="text">
      <style:text-properties officeooo:rsid="002d25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bstract:-</text:p>
      <text:p text:style-name="P8"/>
      <text:p text:style-name="P9">Flares are a phenomena of massive release of magnetic energies <text:span text:style-name="T3">not</text:span> on only in solar but also in the stellar atmospheres. <text:span text:style-name="T3">They can tell a great deal of information say about the activity in a star or how old it could be. Moreover, flaring events like in our sun not <text:s/></text:span><text:span text:style-name="T4">only</text:span><text:span text:style-name="T3"> pose immediate dangers to the electric power grids and telecommunication here on earth, but on larger timescales th</text:span><text:span text:style-name="T4">ese</text:span><text:span text:style-name="T3"> radiative emission </text:span><text:span text:style-name="T4">from any star could</text:span><text:span text:style-name="T3"> affect a planet’s climate </text:span><text:span text:style-name="T4">and also deplete the life around other stars. A common feature found between a solar flare and stellar flare is the presence of Quasi-periodic pulsation <text:s/>(QPPs). </text:span><text:span text:style-name="T5">The aim of finding QPPs is to </text:span><text:span text:style-name="T6">establish a solar-stellar correlation</text:span><text:span text:style-name="T5">.</text:span><text:span text:style-name="T4"> In this talk, we will discuss how can we find such qpps in a lightcurve </text:span><text:span text:style-name="T5">by</text:span><text:span text:style-name="T4"> using data from TESS, using Allesfitter </text:span><text:span text:style-name="T5">as a fitting tool and determining QPPs with the help of Lomb-Scargle Periodogram</text:span><text:span text:style-name="T4">.</text:span></text:p>
      <text:p text:style-name="P7"/>
      <text:p text:style-name="P7">Script for presentation <text:span text:style-name="T1">[rough outline]</text:span>:-</text:p>
      <text:p text:style-name="P1"/>
      <text:p text:style-name="P1">what is a flare, how it looks (in real and also on a lightcurve), why should we study them</text:p>
      <text:p text:style-name="P1"/>
      <text:p text:style-name="P1">What is a qpp? What do they imply and how in general a qpp looks like…… make a comparison of a qpp with a flare and tell that this is why the periodic nature of a flare is like a qpp</text:p>
      <text:p text:style-name="P1"/>
      <text:p text:style-name="P1">What can qpp tell us about the flare and wh<text:span text:style-name="T2">a</text:span>t this makes it important to study</text:p>
      <text:p text:style-name="P1"/>
      <text:p text:style-name="P1">firstly to study we need lightcurves:-</text:p>
      <text:p text:style-name="P1"/>
      <text:p text:style-name="P1">- and that is from TESS, what is tess and describe it also about its lightkurve feature</text:p>
      <text:p text:style-name="P1"/>
      <text:p text:style-name="P1">- after getting the lightcurve, the next step is to get the best fit</text:p>
      <text:list xml:id="list2827223233" text:style-name="L1">
        <text:list-item>
          <text:p text:style-name="P19"><text:soft-page-break/>why doing so :- to normalize it (or more likely to get a baseline for finding qpps)</text:p>
        </text:list-item>
        <text:list-item>
          <text:p text:style-name="P19">best fit is done using allesfitter</text:p>
        </text:list-item>
        <text:list-item>
          <text:p text:style-name="P19">describe allesfitter (it is a tool <text:span text:style-name="T1">for modeling any type of photometric and RV data</text:span>), <text:span text:style-name="T1">it can determine fitting using either mcmc or nested sampling</text:span></text:p>
        </text:list-item>
      </text:list>
      <text:p text:style-name="P1"/>
      <text:p text:style-name="P2">- <text:span text:style-name="T1">now after we have the fitted lightcurves, its time to study the periodicity</text:span></text:p>
      <text:p text:style-name="P2"/>
      <text:p text:style-name="P2">- <text:span text:style-name="T1">to </text:span>study the periodicity:- <text:span text:style-name="T1">we first take the plot for the residuals</text:span></text:p>
      <text:p text:style-name="P2"/>
      <text:p text:style-name="P2">- <text:span text:style-name="T1">period is found</text:span> with the help of peridogram that uses fourier transform to give us a probable frequency of the flare</text:p>
      <text:p text:style-name="P1"/>
      <text:p text:style-name="P1">- for this we use lomb-scargle periodogram from python to determine the frequency in the flare</text:p>
      <text:p text:style-name="P2">- <text:span text:style-name="T1">this is the process to determine the qpps in a flare</text:span></text:p>
      <text:p text:style-name="P2"/>
      <text:p text:style-name="P2">- <text:span text:style-name="T1">these are the results of the whole process done on the following flares for stars of:-</text:span></text:p>
      <text:p text:style-name="P1"/>
      <text:p text:style-name="P1"/>
      <text:p text:style-name="P1"/>
      <text:p text:style-name="P1"/>
      <text:p text:style-name="P3">3 outcomes:-</text:p>
      <text:p text:style-name="P3">1. Intention:- comparison of light curves from the already studied to the now fitted ones</text:p>
      <text:p text:style-name="P3">2. why studying qpps is important:- qpps are linked to the loop length which can tell about the active regions information and can draw some scalar relations to the</text:p>
      <text:p text:style-name="P3"/>
      <text:p text:style-name="P3"/>
      <text:p text:style-name="P3"/>
      <text:p text:style-name="P3"/>
      <text:p text:style-name="P6"><text:soft-page-break/>Slide 1-2</text:p>
      <text:p text:style-name="P4">What is a flare:- </text:p>
      <text:p text:style-name="P13">- A big massive release of energy <text:span text:style-name="T7">(radiation in terms of light)</text:span></text:p>
      <text:p text:style-name="P14">or </text:p>
      <text:p text:style-name="P14"><text:s/>- an abrupt realease of magnetic energy</text:p>
      <text:p text:style-name="P14">or</text:p>
      <text:p text:style-name="P14">- an explosion at the atmosphere, releases huge amount of energy across all wavelength of EM spectrum , localized event</text:p>
      <text:p text:style-name="P14">- high energy radiation from sun traveling at light speed</text:p>
      <text:p text:style-name="P14">- <text:span text:style-name="T10">happens (from radially) at solar atmosphere (photosphere, chromosphere and corona)</text:span></text:p>
      <text:p text:style-name="P14"/>
      <text:p text:style-name="P16">CME :- physical eruptions of magnetic field, <text:span text:style-name="T8">release of million or billions of tons of plasma and magnetic field from the atmosphere of sun travelling at 9 million km/h (so might takes around two days to reach earth). The ejected matter is plasma (electrons and protons)</text:span></text:p>
      <text:p text:style-name="P13"/>
      <text:p text:style-name="P17">since cme is release of particles and flare is release of radiation and so flare can be observed in lightcurve</text:p>
      <text:p text:style-name="P4"/>
      <text:p text:style-name="P5">In our the there is the heavy activity that goes on, on the upper layers of atmostphere which manifests in some featues visible on the surface, and one of then is the solar flares….</text:p>
      <text:p text:style-name="P5"/>
      <text:p text:style-name="P5">These flares are the eruptions that are magnetic in nature and release high energy particles……..</text:p>
      <text:p text:style-name="P5"/>
      <text:p text:style-name="P6">Now, since sun is close to is so we can see these loops kind of structure which is an indication of a flare happening on the sun</text:p>
      <text:p text:style-name="P6">But what about a star at a distance?</text:p>
      <text:p text:style-name="P6">This is how a star looks, just a tiny dot…. And for studying such features and light curve really helps us to study them</text:p>
      <text:p text:style-name="P6"><text:soft-page-break/>So a light curve is basically a plot of intensity of light from a star versus time, it tells how the light from a star changes with the passage of time</text:p>
      <text:p text:style-name="P6"/>
      <text:p text:style-name="P6">And for a flare, the lightcurve of star would look like:- </text:p>
      <text:p text:style-name="P6">The strong peaks suggests the presence of flare phenomena happening on the star’s surface</text:p>
      <text:p text:style-name="P6"/>
      <text:p text:style-name="P6">Slide 3</text:p>
      <text:p text:style-name="P6">So, now what is a QPP (Quasi periodic pulsations?) </text:p>
      <text:p text:style-name="P15">- <text:span text:style-name="T11">characteristic timescales, irregular periodicity</text:span></text:p>
      <text:p text:style-name="P15">- <text:span text:style-name="T11">last from 1s to several minutes</text:span></text:p>
      <text:p text:style-name="P15">- <text:span text:style-name="T11">found over all wavelengths</text:span></text:p>
      <text:p text:style-name="P15">- <text:span text:style-name="T11">kind of qpp:- decaying amplitude</text:span></text:p>
      <text:p text:style-name="P15"/>
      <text:p text:style-name="P44">Importance of QPPs</text:p>
      <text:p text:style-name="P46">What we understood:-</text:p>
      <text:p text:style-name="P37">- flaring happens not only on sun but other stars</text:p>
      <text:p text:style-name="P37">- flares might have QPP feature in them</text:p>
      <text:p text:style-name="P38">- Qpps can be found in some flares and not others</text:p>
      <text:p text:style-name="P38"/>
      <text:p text:style-name="P43">Why care about flares:-</text:p>
      <text:p text:style-name="P38">- <text:span text:style-name="T12">we can learn about how similar or different our sun is with respect to other stars and hence establish a solar-stellar connection</text:span></text:p>
      <text:p text:style-name="P45"><text:span text:style-name="T13">- </text:span><text:span text:style-name="T14">nearly for any planet to survive and thrive, it demands its host star for setting up conditions favorable to support life like:-</text:span></text:p>
      <text:p text:style-name="P47"><text:span text:style-name="T13">a) flare rates can cause </text:span><text:span text:style-name="T15">ozone depletion : understanding how much flaring affects exoplanet atmospheres may give us some predictions about the possibility of life on it.</text:span></text:p>
      <text:p text:style-name="P37"/>
      <text:p text:style-name="P43"><text:span text:style-name="T16">Why care about </text:span>QPP<text:span text:style-name="T16">:-</text:span></text:p>
      <text:p text:style-name="P37">- They help us in determining the loop length of flare.</text:p>
      <text:p text:style-name="P39"><text:span text:style-name="T16">- </text:span><text:span text:style-name="T17">loop length is helpful for determining precise estimates for the habitable zone (fig8)</text:span></text:p>
      <text:p text:style-name="P6"/>
      <text:p text:style-name="P42">Questions</text:p>
      <text:p text:style-name="P42">1) Are we calculating the periodicity by eye? Because we do take the residuals and for that fiiting is needed, but in the end we calculated the qpp by eye</text:p>
      <text:p text:style-name="P42">2) how is the qpp calculated, I mean in the end the each oscillation has different peak and period, though we are taking the mean of all but still (are we calculating the individual peaks and then averaging, that time or the whole qpps time are we finding)</text:p>
      <text:p text:style-name="P41">3) Why qpps exist in some flares and not others?</text:p>
      <text:p text:style-name="P10"/>
      <text:p text:style-name="P10"/>
      <text:p text:style-name="P10"/>
      <text:p text:style-name="P10"><text:soft-page-break/></text:p>
      <text:p text:style-name="P10">Slide1:-</text:p>
      <text:p text:style-name="P10">What is a flare? </text:p>
      <text:p text:style-name="P10">Our sun is not silent, a lot <text:span text:style-name="T9">of activity</text:span> happens inside it, <text:span text:style-name="T9">like the movement of plasma and differential rotation (central region rotates quicker than poles) which makes the magnetic field twisted and complicated and these processes</text:span> manifests itself in some form or the other over its surface.</text:p>
      <text:p text:style-name="P10">Flares are <text:span text:style-name="T9">one such manifestations as a result of magnetic activity where an</text:span> abrupt release of energy <text:span text:style-name="T9">takes place,</text:span> in the form of radiation and the radiation is released across all wavelengths and since it is a ra<text:span text:style-name="T18">dia</text:span>tion it travels at the lightspeed</text:p>
      <text:p text:style-name="P10">It is a localized event meaning, this happens only on certain regions on the surface. These regions are often highly active and have sunspots present on these re<text:span text:style-name="T10">g</text:span>ions. </text:p>
      <text:p text:style-name="P11">Magnetic reconnection is believed to be the reason for the this to happen. It is a phenomena where magnetic field lines reorient themselves. <text:span text:style-name="T18">Like in the picture you see, the magnetic lines are in opposite directions and when they come closer, they get disconnected from their previous lines and forms new connection.</text:span></text:p>
      <text:p text:style-name="P11"/>
      <text:p text:style-name="P26">Slide 2:- </text:p>
      <text:p text:style-name="P12">Now, since sun is closer and so we can the such features very well, but <text:span text:style-name="T18">when we look at</text:span> our closet star i.e. proxima centauri which is 4 ly away, <text:span text:style-name="T18">it</text:span> looks l<text:span text:style-name="T18">i</text:span>ke a point source of light when looked through the teles<text:span text:style-name="T18">c</text:span>ope. Then how do we get information from those stars…..it is with the help of lightcurves. These are plots of intensity vs time that shows the how the starlight behaves. <text:span text:style-name="T18">Here is an example of a light curves of proxima centuri, we can see some peaks and fluctuations across time.</text:span> <text:span text:style-name="T18">These peaks here shown aindicates the faring activity happening on proxima centuri</text:span>. <text:span text:style-name="T18">So lc becomes a tool for us to understand these flares</text:span></text:p>
      <text:p text:style-name="P12"/>
      <text:p text:style-name="P12"/>
      <text:p text:style-name="P12"/>
      <text:p text:style-name="P12"><text:soft-page-break/></text:p>
      <text:p text:style-name="P12">Slide <text:span text:style-name="T21">3</text:span>:-</text:p>
      <text:p text:style-name="P22">Since my talk says that we are searching for qpps in these flares. So what is a qpp? These are irregular periodic oscillations meaning, either their amplitudes or time period of oscillations or both are varying/changing in an event. And in our sun, these flares seem to have this nature. In the sense, these flares <text:span text:style-name="T19">are dynamic and might be emitting fluctuating energies like pulsating during a flaring event. This is another lc but of our sun where we can see these oscillations which are not regular and lasting for about 3 min for this particular event.</text:span></text:p>
      <text:p text:style-name="P23">Such nature of periodicity of flaring activities are not only seen in out sun but also seen on other stars too and that is what we aim to find here.</text:p>
      <text:p text:style-name="P23">We are trying to such nature of oscillations in flares of other stars.</text:p>
      <text:p text:style-name="P23"/>
      <text:p text:style-name="P23">So how do we do that??</text:p>
      <text:p text:style-name="P23"/>
      <text:p text:style-name="P23">Slide <text:span text:style-name="T21">4</text:span>:-</text:p>
      <text:p text:style-name="P23">We understood that flare can be seen in lc from the peaks that they generate. So first we take the lightcurve <text:span text:style-name="T20">of a star. We are taking this star (whose id is given on the corner) and we are downloading the lc data from tess database.</text:span></text:p>
      <text:p text:style-name="P24">We will try to analyze the very first peak shown on here.</text:p>
      <text:p text:style-name="P24"/>
      <text:p text:style-name="P24">Slide <text:span text:style-name="T21">5</text:span>:-</text:p>
      <text:p text:style-name="P24">Then this peak when we zoom on looks like this</text:p>
      <text:p text:style-name="P24"/>
      <text:p text:style-name="P24">Slide <text:span text:style-name="T21">6</text:span> :-</text:p>
      <text:p text:style-name="P25">Just to put some light on the database here, it is the archive of observations done from the Tess mission, i.e. Transiting exoplanet survey satellite. It was a two year mission launched in 2018. Its aim was to search exoplanets. Each observation sector was divided into strips and would observe that section every 2 min for 27 days and moved to other sector. In this way it would cover one <text:soft-page-break/>hemisphere for 1 year and another hemisphere <text:span text:style-name="T21">the next </text:span>year. <text:span text:style-name="T21">SO the lc were found from this database.</text:span></text:p>
      <text:p text:style-name="P25"/>
      <text:p text:style-name="P26">So, now we have the lc… the next step would be to fit the lc</text:p>
      <text:p text:style-name="P26"/>
      <text:p text:style-name="P26">Slide 7 :-</text:p>
      <text:p text:style-name="P26">Fitting the lc is necessary because we need some baseline if we want to detect the lc, or to say a reference from where one can measure the oscillations. Simply to put we are normalizing our lc over here. This fitting is done with the help of a tool called ad <text:s/>allesfitter which can help you fit <text:span text:style-name="T22">any kind of photometric data. SO the blur curve is the original lc the red line over this is the best fit obtained using the allesfitter.</text:span></text:p>
      <text:p text:style-name="P26"/>
      <text:p text:style-name="P28">After this, what we do is obtain <text:span text:style-name="T23">the difference between these two plots i.e. the fit and the actual lc and the remainder values are termed as residuals</text:span></text:p>
      <text:p text:style-name="P28"/>
      <text:p text:style-name="P29">And when we form a plot of these residuals obtained vs time we get….</text:p>
      <text:p text:style-name="P28"/>
      <text:p text:style-name="P29">Slide 8 :-</text:p>
      <text:p text:style-name="P29">A qpp….</text:p>
      <text:p text:style-name="P29">This is the plot of qpp which is residuals vs time.</text:p>
      <text:p text:style-name="P29"/>
      <text:p text:style-name="P29">Now we have this qpp, we need to find the periodicity of this oscillations produced here….</text:p>
      <text:p text:style-name="P29"/>
      <text:p text:style-name="P29">Slide 9:-</text:p>
      <text:p text:style-name="P29">To find the periodicity in the lc we use a python package called Lomb-Scargle periodogram. A periodogram in general is a plot of frequency vs power, <text:span text:style-name="T24">meaning it uses fourier analysis to find the frequency of highest power residing in the oscillation. </text:span></text:p>
      <text:p text:style-name="P29"/>
      <text:p text:style-name="P30"><text:soft-page-break/>Here is the periodogram plot which is power vs period instead of frequency (because I inverse the time axis in order to get the period of oscillations), the red line indicates the s<text:span text:style-name="T25">i</text:span>gnal to be having a time period of __ minutes.</text:p>
      <text:p text:style-name="P30"/>
      <text:p text:style-name="P30">So this is how we find the periodicity in a qpp</text:p>
      <text:p text:style-name="P30">But….</text:p>
      <text:p text:style-name="P30"/>
      <text:p text:style-name="P30">Not all flares produce a qpp</text:p>
      <text:p text:style-name="P30"/>
      <text:p text:style-name="P30">Slide 10:-</text:p>
      <text:p text:style-name="P30">Here is an example of a star in which flare happens but when we plot the residuals vs time what we get is just a noise instead of a qpp.</text:p>
      <text:p text:style-name="P30"/>
      <text:p text:style-name="P30">Slide 11 :-</text:p>
      <text:p text:style-name="P31">So we <text:span text:style-name="T25">have seen what a flare is what qpp is and how to find them.</text:span></text:p>
      <text:p text:style-name="P31"><text:span text:style-name="T25">We have also seen that some flares have these qpp while others don’t.</text:span></text:p>
      <text:p text:style-name="P31"/>
      <text:p text:style-name="P31"><text:span text:style-name="T25">But why do we care about them?</text:span></text:p>
      <text:p text:style-name="P31">- <text:span text:style-name="T25">flaring events can pose dangers to electric power lines and telecommunication facilities, satellites and astronauts. So knowing about them we can prevent these</text:span></text:p>
      <text:p text:style-name="P31">- <text:span text:style-name="T25">secondly, since we not that flares is not just an event id our sun but in other stars, so we studying such features we can get to <text:s/>know how different/similar our sun is from other stars i.e. establishing a solar-stellar connection</text:span></text:p>
      <text:p text:style-name="P31">- <text:span text:style-name="T25">thirdly, high flaring rates can deplete the ozone layers this affecting exoplanet atmospheres and can led to no formation/sustenance of life</text:span></text:p>
      <text:p text:style-name="P31"/>
      <text:p text:style-name="P32">What about qpp?</text:p>
      <text:p text:style-name="P32">- they help us to determine the loop lengths in a flare, i.e. these flares occur in different sizes and this can greatly impact the hz <text:soft-page-break/>for a planet. By knowing loop lengths we can measure precisely, the hz of a planet as seen in the plot here that <text:span text:style-name="T26">d</text:span>i<text:span text:style-name="T26">ff</text:span>erent sizes of flares can <text:span text:style-name="T26">change the hz greatly</text:span></text:p>
      <text:p text:style-name="P33"/>
      <text:p text:style-name="P35"><text:span text:style-name="T26">plot</text:span></text:p>
      <text:p text:style-name="P35">- <text:span text:style-name="T26">diagram shows the how far the loops extend from the surface and their relative hz described </text:span><text:span text:style-name="T27">in AU</text:span></text:p>
      <text:p text:style-name="P36">- inner boundary for different eath masses are shown</text:p>
      <text:p text:style-name="P34"><text:span text:style-name="T13">- dotted = 0.1 times earth mass</text:span></text:p>
      <text:p text:style-name="P34"><text:span text:style-name="T13">- dashed = earth mass</text:span></text:p>
      <text:p text:style-name="P34"><text:span text:style-name="T13">- dot dash = 5 times earth mass</text:span></text:p>
      <text:p text:style-name="P30"/>
      <text:p text:style-name="P40"/>
      <text:p text:style-name="P18"/>
      <text:p text:style-name="P18"/>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2T19:55:37.405141868</meta:creation-date>
    <dc:date>2022-08-08T12:55:55.639049540</dc:date>
    <meta:editing-duration>PT3H16M7S</meta:editing-duration>
    <meta:editing-cycles>12</meta:editing-cycles>
    <meta:generator>LibreOffice/6.4.7.2$Linux_X86_64 LibreOffice_project/40$Build-2</meta:generator>
    <meta:document-statistic meta:table-count="0" meta:image-count="0" meta:object-count="0" meta:page-count="9" meta:paragraph-count="114" meta:word-count="2175" meta:character-count="11808" meta:non-whitespace-character-count="9737"/>
  </office:meta>
</office:document-meta>
</file>